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845" officeooo:paragraph-rsid="0019b8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7-24T11:19:20.031000000</meta:creation-date>
    <dc:date>2025-07-24T11:19:42.957000000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0.3$Windows_x86 LibreOffice_project/b0a288ab3d2d4774cb44b62f04d5d28733ac6df8</meta:generator>
  </office:meta>
</office:document-meta>
</file>